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2.598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11.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436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e994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edce6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2"/>
        <table:table-column table:style-name="co3" table:default-cell-style-name="ce11"/>
        <table:table-column table:style-name="co1" table:number-columns-repeated="16375" table:default-cell-style-name="Default"/>
        <table:table-column table:style-name="co4" table:number-columns-repeated="4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9"/>
          <table:table-cell table:style-name="ce3" table:number-columns-repeated="16375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hannels.E1:Channels.E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office:forms form:automatic-focus="false" form:apply-design-mode="false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8" table:number-columns-repeated="2" table:default-cell-style-name="ce5"/>
        <table:table-row table:style-name="ro2">
          <table:table-cell table:style-name="ce12" office:value-type="string" calcext:value-type="string">
            <text:p>Indication End Channel</text:p>
            <text:p>For</text:p>
            <text:p>Mixrack / Extenders 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3 Phantom</text:p>
          </table:table-cell>
          <table:table-cell table:style-name="ce15" office:value-type="string" calcext:value-type="string">
            <text:p>Local Pad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3 Pa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)DM48 E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sc" table:style-name="ta3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1"/>
        </table:table-row>
        <table:table-row table:style-name="ro1">
          <table:table-cell table:style-name="ce16" office:value-type="string" calcext:value-type="string">
            <text:p>Version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6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4-16T12:42:28.146196540</dc:date>
    <meta:editing-cycles>48</meta:editing-cycles>
    <meta:editing-duration>P2DT17H10M1S</meta:editing-duration>
    <meta:generator>LibreOffice/7.4.2.3$MacOSX_X86_64 LibreOffice_project/382eef1f22670f7f4118c8c2dd222ec7ad009daf</meta:generator>
    <meta:document-statistic meta:table-count="3" meta:cell-count="853" meta:object-count="0"/>
    <meta:user-defined meta:name="AppVersion">15.0000</meta:user-defined>
  </office:meta>
</office:document-meta>
</file>